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17422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bold" officeooo:rsid="0050990f" officeooo:paragraph-rsid="002273f2" fo:background-color="#afd095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a8837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44904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f3658" officeooo:paragraph-rsid="001f365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44904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13da3" officeooo:paragraph-rsid="0021742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44904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e0c0c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0856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174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20856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1f365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0856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0856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1742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21742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214f9f" officeooo:paragraph-rsid="00208560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Avenir Next" fo:font-weight="bold" officeooo:rsid="00113da3" officeooo:paragraph-rsid="001f3658" style:font-weight-asian="bold" style:font-weight-complex="bold"/>
    </style:style>
    <style:style style:name="P39" style:family="paragraph" style:parent-style-name="Standard">
      <style:text-properties style:font-name="Avenir Next" officeooo:rsid="00113da3" officeooo:paragraph-rsid="001f3658"/>
    </style:style>
    <style:style style:name="P40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f365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f365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1f3658"/>
    </style:style>
    <style:style style:name="P43" style:family="paragraph" style:parent-style-name="Standard">
      <style:paragraph-properties fo:text-align="start" style:justify-single-word="false"/>
      <style:text-properties officeooo:paragraph-rsid="00208560"/>
    </style:style>
    <style:style style:name="P44" style:family="paragraph" style:parent-style-name="Standard">
      <style:paragraph-properties fo:text-align="start" style:justify-single-word="false"/>
      <style:text-properties officeooo:paragraph-rsid="00217422"/>
    </style:style>
    <style:style style:name="P45" style:family="paragraph" style:parent-style-name="Standard">
      <style:paragraph-properties fo:text-align="start" style:justify-single-word="false"/>
      <style:text-properties officeooo:paragraph-rsid="002273f2"/>
    </style:style>
    <style:style style:name="P46" style:family="paragraph" style:parent-style-name="Standard">
      <style:paragraph-properties fo:text-align="start" style:justify-single-word="false"/>
      <style:text-properties officeooo:paragraph-rsid="0029a493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paragraph-rsid="00217422" style:font-weight-asian="bold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fo:background-color="#afd095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0856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baf7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21742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208560"/>
    </style:style>
    <style:style style:name="P61" style:family="paragraph" style:parent-style-name="Standard" style:list-style-name="L5">
      <style:paragraph-properties fo:text-align="start" style:justify-single-word="false"/>
      <style:text-properties officeooo:paragraph-rsid="002273f2"/>
    </style:style>
    <style:style style:name="T1" style:family="text">
      <style:text-properties officeooo:rsid="001f3658"/>
    </style:style>
    <style:style style:name="T2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1f365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2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25e743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26705e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217422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29a49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2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normal" style:text-underline-style="none" officeooo:rsid="0026c843" style:font-size-asian="10.5pt" style:font-style-asian="normal" style:font-size-complex="12pt" style:font-style-complex="normal"/>
    </style:style>
    <style:style style:name="T37" style:family="text">
      <style:text-properties style:font-name="Avenir Next" fo:font-size="12pt" fo:font-style="normal" style:text-underline-style="none" officeooo:rsid="006a58a6" style:font-size-asian="10.5pt" style:font-style-asian="normal" style:font-size-complex="12pt" style:font-style-complex="normal"/>
    </style:style>
    <style:style style:name="T38" style:family="text">
      <style:text-properties style:font-name="Avenir Next" fo:font-size="12pt" fo:font-style="normal" style:text-underline-style="none" officeooo:rsid="006ad644" style:font-size-asian="10.5pt" style:font-style-asian="normal" style:font-size-complex="12pt" style:font-style-complex="normal"/>
    </style:style>
    <style:style style:name="T39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40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41" style:family="text">
      <style:text-properties style:font-name="Avenir Next" fo:font-size="12pt" style:text-underline-style="solid" style:text-underline-width="auto" style:text-underline-color="font-color" fo:font-weight="bold" officeooo:rsid="002273f2" style:font-size-asian="10.5pt" style:font-weight-asian="bold" style:font-size-complex="12pt" style:font-weight-complex="bold"/>
    </style:style>
    <style:style style:name="T42" style:family="text">
      <style:text-properties style:font-name="Avenir Next" fo:font-size="12pt" style:text-underline-style="solid" style:text-underline-width="auto" style:text-underline-color="font-color" fo:font-weight="bold" officeooo:rsid="0025e743" style:font-size-asian="10.5pt" style:font-weight-asian="bold" style:font-size-complex="12pt" style:font-weight-complex="bold"/>
    </style:style>
    <style:style style:name="T43" style:family="text">
      <style:text-properties style:font-name="Avenir Next" fo:font-size="12pt" fo:font-style="italic" style:text-underline-style="none" fo:font-weight="bold" officeooo:rsid="004696c1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4" style:family="text">
      <style:text-properties style:font-name="Avenir Next" fo:font-size="12pt" fo:font-style="italic" style:text-underline-style="none" fo:font-weight="bold" officeooo:rsid="0025e743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5" style:family="text">
      <style:text-properties style:font-name="Avenir Next" fo:font-size="12pt" fo:font-style="italic" style:text-underline-style="none" fo:font-weight="bold" officeooo:rsid="0050990f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6" style:family="text">
      <style:text-properties style:font-name="Avenir Next" fo:font-size="12pt" fo:font-style="italic" style:text-underline-style="none" fo:font-weight="bold" officeooo:rsid="0050990f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Avenir Next" fo:font-size="12pt" fo:font-style="italic" style:text-underline-style="none" fo:font-weight="bold" officeooo:rsid="0026c6c8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48" style:family="text">
      <style:text-properties style:text-underline-style="none" officeooo:rsid="00144904"/>
    </style:style>
    <style:style style:name="T49" style:family="text">
      <style:text-properties style:text-underline-style="none" officeooo:rsid="002d0738" fo:background-color="#afd095" loext:char-shading-value="0"/>
    </style:style>
    <style:style style:name="T50" style:family="text">
      <style:text-properties style:text-underline-style="none" officeooo:rsid="00144904" fo:background-color="#afd095" loext:char-shading-value="0"/>
    </style:style>
    <style:style style:name="T51" style:family="text">
      <style:text-properties style:text-underline-style="none" officeooo:rsid="00348670" fo:background-color="#afd095" loext:char-shading-value="0"/>
    </style:style>
    <style:style style:name="T52" style:family="text">
      <style:text-properties style:text-underline-style="none" officeooo:rsid="001e0c0c" fo:background-color="#afd095" loext:char-shading-value="0"/>
    </style:style>
    <style:style style:name="T53" style:family="text">
      <style:text-properties style:text-underline-style="none" officeooo:rsid="001e0c0c"/>
    </style:style>
    <style:style style:name="T54" style:family="text">
      <style:text-properties officeooo:rsid="00144904"/>
    </style:style>
    <style:style style:name="T55" style:family="text">
      <style:text-properties fo:background-color="#afd095" loext:char-shading-value="0"/>
    </style:style>
    <style:style style:name="T56" style:family="text">
      <style:text-properties officeooo:rsid="0037c383" fo:background-color="#afd095" loext:char-shading-value="0"/>
    </style:style>
    <style:style style:name="T57" style:family="text">
      <style:text-properties officeooo:rsid="00227b5b"/>
    </style:style>
    <style:style style:name="T58" style:family="text">
      <style:text-properties officeooo:rsid="00339f1b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26c843" style:font-style-asian="normal" style:font-style-complex="normal"/>
    </style:style>
    <style:style style:name="T61" style:family="text">
      <style:text-properties fo:font-style="normal" officeooo:rsid="006a58a6" style:font-style-asian="normal" style:font-style-complex="normal"/>
    </style:style>
    <style:style style:name="T62" style:family="text">
      <style:text-properties fo:font-style="normal" officeooo:rsid="006ad644" style:font-style-asian="normal" style:font-style-complex="normal"/>
    </style:style>
    <style:style style:name="T63" style:family="text">
      <style:text-properties fo:font-style="normal" officeooo:rsid="0029a17c" style:font-style-asian="normal" style:font-style-complex="normal"/>
    </style:style>
    <style:style style:name="T64" style:family="text">
      <style:text-properties fo:font-style="normal" officeooo:rsid="003a5017" style:font-style-asian="normal" style:font-style-complex="normal"/>
    </style:style>
    <style:style style:name="T65" style:family="text">
      <style:text-properties fo:font-style="normal" officeooo:rsid="005bc578" style:font-style-asian="normal" style:font-style-complex="normal"/>
    </style:style>
    <style:style style:name="T66" style:family="text">
      <style:text-properties fo:font-style="normal" officeooo:rsid="00692d20" style:font-style-asian="normal" style:font-style-complex="normal"/>
    </style:style>
    <style:style style:name="T67" style:family="text">
      <style:text-properties fo:font-style="normal" fo:font-weight="bold" officeooo:rsid="0026c843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49eb4e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5711c0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5bc578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a58a6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6ad644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692d20" style:font-style-asian="normal" style:font-weight-asian="bold" style:font-style-complex="normal" style:font-weight-complex="bold"/>
    </style:style>
    <style:style style:name="T74" style:family="text">
      <style:text-properties officeooo:rsid="0030aa48"/>
    </style:style>
    <style:style style:name="T75" style:family="text">
      <style:text-properties officeooo:rsid="0018bf96"/>
    </style:style>
    <style:style style:name="T76" style:family="text">
      <style:text-properties officeooo:rsid="0037c383"/>
    </style:style>
    <style:style style:name="T77" style:family="text">
      <style:text-properties officeooo:rsid="0026c843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26c843" style:font-weight-asian="bold" style:font-weight-complex="bold"/>
    </style:style>
    <style:style style:name="T80" style:family="text">
      <style:text-properties officeooo:rsid="00389904"/>
    </style:style>
    <style:style style:name="T81" style:family="text">
      <style:text-properties officeooo:rsid="003a5017"/>
    </style:style>
    <style:style style:name="T82" style:family="text">
      <style:text-properties officeooo:rsid="0029a17c"/>
    </style:style>
    <style:style style:name="T83" style:family="text">
      <style:text-properties officeooo:rsid="0024baa4"/>
    </style:style>
    <style:style style:name="T84" style:family="text">
      <style:text-properties officeooo:rsid="0064b1fd"/>
    </style:style>
    <style:style style:name="T85" style:family="text">
      <style:text-properties officeooo:rsid="0064cc24"/>
    </style:style>
    <style:style style:name="T86" style:family="text">
      <style:text-properties officeooo:rsid="006a58a6"/>
    </style:style>
    <style:style style:name="T87" style:family="text">
      <style:text-properties officeooo:rsid="006ad6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Airi Chow (#40003396)</text:p>
      <text:p text:style-name="P38">COMP 479</text:p>
      <text:p text:style-name="P38">Fall ‘20</text:p>
      <text:p text:style-name="P39"/>
      <text:p text:style-name="P40">Project #<text:span text:style-name="T1">2</text:span></text:p>
      <text:p text:style-name="P41"/>
      <text:p text:style-name="P1">Using Python3</text:p>
      <text:p text:style-name="P48">Yellow Highlight: Issue with running.</text:p>
      <text:p text:style-name="P47">Green Highlight: Given names for outputs/inputs.</text:p>
      <text:p text:style-name="P1"/>
      <text:p text:style-name="P9">Preprocessing:</text:p>
      <text:p text:style-name="P9"/>
      <text:p text:style-name="P27">Step #1 – Reading the Reuter’s collection</text:p>
      <text:p text:style-name="P10">(block-1-reader.py)</text:p>
      <text:p text:style-name="P10"/>
      <text:list xml:id="list1370049482" text:style-name="L1">
        <text:list-item>
          <text:p text:style-name="P50">python3 ./block-1-reader.py --path reuters21578</text:p>
        </text:list-item>
        <text:list-item>
          <text:p text:style-name="P56"><text:span text:style-name="T48">python3 ./block-1-reader.py --path reuters21578 -o </text:span><text:span text:style-name="T49">collection</text:span><text:span text:style-name="T50">.json</text:span></text:p>
          <text:p text:style-name="P53"/>
        </text:list-item>
      </text:list>
      <text:p text:style-name="P31">============================================================</text:p>
      <text:p text:style-name="P31">Input: <text:span text:style-name="T54">reuters21578 </text:span>(Corpus’ path)</text:p>
      <text:p text:style-name="P42"><text:span text:style-name="T2">Output: </text:span><text:span text:style-name="T3">Creates a JSON file of the entire collection of </text:span><text:span text:style-name="T2">SGM </text:span><text:span text:style-name="T4">000 </text:span><text:span text:style-name="T3">to</text:span><text:span text:style-name="T4"> 021</text:span><text:span text:style-name="T2"> data as a string.</text:span></text:p>
      <text:p text:style-name="P25">============================================================</text:p>
      <text:p text:style-name="P33"/>
      <text:p text:style-name="P33">- <text:span text:style-name="T75">Changing directory to /reuters21578 to scan for .sgm files.</text:span></text:p>
      <text:p text:style-name="P33">- open(file_name,'r', errors='ignore'): <text:span text:style-name="T75">Opening files but set errors parameter to ignore due to unicode issue in sgm17.</text:span></text:p>
      <text:p text:style-name="P30">Error: </text:p>
      <text:p text:style-name="P8">UnicodeDecodeError: 'utf-8' codec can't decode byte 0xfc in position 1519554: invalid start byte</text:p>
      <text:p text:style-name="P7"/>
      <text:p text:style-name="P27">Step #2 – Extracting the raw text of each article from the corpus </text:p>
      <text:p text:style-name="P15">(block-2-document-segmenter.py)</text:p>
      <text:p text:style-name="P14"/>
      <text:list xml:id="list2801641897" text:style-name="L2">
        <text:list-item>
          <text:p text:style-name="P54"><text:span text:style-name="T53">python3 ./block-1-reader.py --path reuters21578 | python3 ./block-2-document-segmenter.py -o </text:span><text:span text:style-name="T55">documents.json </text:span></text:p>
        </text:list-item>
        <text:list-item>
          <text:p text:style-name="P57"><text:span text:style-name="T53">python3 ./block-2-document-segmenter.py -i </text:span><text:span text:style-name="T49">collection</text:span><text:span text:style-name="T50">.json</text:span><text:span text:style-name="T53"> -o </text:span><text:span text:style-name="T51">documents</text:span><text:span text:style-name="T52">.json</text:span></text:p>
        </text:list-item>
      </text:list>
      <text:p text:style-name="P31"/>
      <text:p text:style-name="P31">============================================================</text:p>
      <text:p text:style-name="P42"><text:span text:style-name="T5">- Input: </text:span><text:span text:style-name="T10">collection</text:span><text:span text:style-name="T11">.json</text:span><text:span text:style-name="T5"> contains all the documents </text:span><text:span text:style-name="T6">or pipelined stdin data from</text:span></text:p>
      <text:p text:style-name="P42"><text:span text:style-name="T5">- Output: Creates </text:span><text:span text:style-name="T6">a</text:span><text:span text:style-name="T5"> </text:span><text:span text:style-name="T6">JSON file</text:span><text:span text:style-name="T5"> with </text:span><text:span text:style-name="T7">the</text:span><text:span text:style-name="T6"> documents </text:span><text:span text:style-name="T7">from the entire collection</text:span><text:span text:style-name="T5">.</text:span></text:p>
      <text:p text:style-name="P26">============================================================</text:p>
      <text:p text:style-name="P26"/>
      <text:p text:style-name="P37">- **BeautifulSoup must be installed to parse the documents.</text:p>
      <text:p text:style-name="P37"><text:soft-page-break/><text:span text:style-name="T60">- **</text:span><text:span text:style-name="T61">JSON is needed to parse </text:span><text:span text:style-name="T62">the pipelined data</text:span></text:p>
      <text:p text:style-name="P32">- replace("reuters", "REUTERS") is used to satisfied the assert &lt;REUTERS&gt; since html parser lower-cases the tags.</text:p>
      <text:p text:style-name="P32">- sys.stdin.isatty(): <text:span text:style-name="T58">C</text:span><text:span text:style-name="T74">heck if stdin filestream is being used.</text:span></text:p>
      <text:p text:style-name="P32">- sys.stdin.read(): <text:span text:style-name="T58">R</text:span><text:span text:style-name="T74">ead the pipelined data</text:span></text:p>
      <text:p text:style-name="P43"><text:span text:style-name="T5">- str(</text:span><text:span text:style-name="T8">document</text:span><text:span text:style-name="T5">): </text:span><text:span text:style-name="T9">C</text:span><text:span text:style-name="T5">hange the “tag” object to “string”</text:span></text:p>
      <text:p text:style-name="P22"><text:span text:style-name="T57">- enumerate(documents): </text:span><text:span text:style-name="T58">Used to iterate but keep an index variable</text:span></text:p>
      <text:p text:style-name="P22"/>
      <text:p text:style-name="P43"><text:span text:style-name="T39">Step #3 – </text:span><text:span text:style-name="T40">Extraction</text:span></text:p>
      <text:p text:style-name="P28">(block-3-extractor.py)</text:p>
      <text:p text:style-name="P28"/>
      <text:p text:style-name="P13">Tested Commands</text:p>
      <text:list xml:id="list3010019706" text:style-name="L3">
        <text:list-item>
          <text:p text:style-name="P60"><text:span text:style-name="T12">python3 ./block-3-extractor.py -i </text:span><text:span text:style-name="T17">document</text:span><text:span text:style-name="T18">s</text:span><text:span text:style-name="T17">.json</text:span><text:span text:style-name="T12"> -o </text:span><text:span text:style-name="T19">articles</text:span><text:span text:style-name="T17">.json</text:span><text:span text:style-name="T12"> </text:span></text:p>
        </text:list-item>
        <text:list-item>
          <text:p text:style-name="P51">python3 ./block-1-reader.py --path reuters21578 | python3 ./block-2-document-segmenter.py | python3 ./block-3-extractor.py -<text:span text:style-name="T76">o </text:span><text:span text:style-name="T56">articles.json</text:span></text:p>
        </text:list-item>
      </text:list>
      <text:p text:style-name="P2"/>
      <text:p text:style-name="P3">============================================================</text:p>
      <text:p text:style-name="P43"><text:span text:style-name="T22">- Input:</text:span><text:span text:style-name="T35"> </text:span><text:span text:style-name="T32">document</text:span><text:span text:style-name="T33">s</text:span><text:span text:style-name="T31">.json</text:span><text:span text:style-name="T22"> </text:span><text:span text:style-name="T23">contains </text:span><text:span text:style-name="T26">all the</text:span><text:span text:style-name="T24"> documents </text:span><text:span text:style-name="T26">of the collection. (This is the list of tokens”</text:span></text:p>
      <text:p text:style-name="P43"><text:span text:style-name="T23">- Output: </text:span><text:span text:style-name="T26">list of </text:span><text:span text:style-name="T25">dictionaries</text:span><text:span text:style-name="T26">(List F)</text:span><text:span text:style-name="T23"> with “ID and Text” </text:span><text:span text:style-name="T26">(Term-document pairs)</text:span><text:span text:style-name="T23"> </text:span></text:p>
      <text:p text:style-name="P17">============================================================</text:p>
      <text:p text:style-name="P20"/>
      <text:p text:style-name="P20"><text:span text:style-name="T77">- </text:span><text:span text:style-name="T79">**BeautifulSoup must be installed to parse the documents.</text:span></text:p>
      <text:p text:style-name="P16">- document_id: <text:span text:style-name="T80">Consists of ID with whitespace and escape characters</text:span></text:p>
      <text:p text:style-name="P20">- document_id_arr: <text:span text:style-name="T81">Consists of an array with one element (the ID #). </text:span><text:span text:style-name="T82">Python’s regex library is used to parse the document_id without the escaped characters and whitespace.</text:span></text:p>
      <text:p text:style-name="P20">- document.body.contents[0]: <text:span text:style-name="T81">Used to get the b</text:span>ody tag's text</text:p>
      <text:p text:style-name="P32"><text:span text:style-name="T59">- </text:span><text:span text:style-name="T63">str(text): </text:span><text:span text:style-name="T64">C</text:span><text:span text:style-name="T63">ast the iterable string to a normal string.</text:span></text:p>
      <text:p text:style-name="P23">- re.sub(r"[\\]+","",text): Remove escaped backslash lines</text:p>
      <text:p text:style-name="P23"/>
      <text:p text:style-name="P29">Step #4 – <text:span text:style-name="T83">Tokenisation</text:span></text:p>
      <text:p text:style-name="P29">(block-4-tokeniser.py)</text:p>
      <text:p text:style-name="P34"/>
      <text:p text:style-name="P11">Tested Commands</text:p>
      <text:list xml:id="list2535476702" text:style-name="L4">
        <text:list-item>
          <text:p text:style-name="P52">python3 block-4-tokenizer.py -i <text:span text:style-name="T55">articles.json</text:span> -o <text:span text:style-name="T55">tokens.json </text:span></text:p>
        </text:list-item>
        <text:list-item>
          <text:p text:style-name="P58">python3 ./block-1-reader.py --path reuters21578 | python3 ./block-2-document-segmenter.py | python3 ./block-3-extractor.py | python3 ./block-4-tokenizer.py -o <text:span text:style-name="T55">tokens.json</text:span></text:p>
        </text:list-item>
      </text:list>
      <text:p text:style-name="P21"/>
      <text:p text:style-name="P4">============================================================</text:p>
      <text:p text:style-name="P44"><text:span text:style-name="T22">- Input: </text:span><text:span text:style-name="T34">articles</text:span><text:span text:style-name="T31">.json</text:span><text:span text:style-name="T22"> </text:span><text:span text:style-name="T23">contains </text:span><text:span text:style-name="T26">lists of <text:s/></text:span><text:span text:style-name="T25">dictionaries with ID and Text</text:span><text:span text:style-name="T27"> </text:span><text:span text:style-name="T26">(Term-Document ID pairs)</text:span></text:p>
      <text:p text:style-name="P44"><text:span text:style-name="T23">- Output: </text:span><text:span text:style-name="T28">Lists of Tokens</text:span><text:span text:style-name="T29"> </text:span><text:span text:style-name="T28"><text:s/>[ID, Token]</text:span></text:p>
      <text:p text:style-name="P18"><text:soft-page-break/>============================================================</text:p>
      <text:p text:style-name="P21"/>
      <text:p text:style-name="P44"><text:span text:style-name="T13">- **</text:span><text:span text:style-name="T14">NLTK</text:span><text:span text:style-name="T13"> must be installed to </text:span><text:span text:style-name="T14">tokenise</text:span><text:span text:style-name="T13"> the </text:span><text:span text:style-name="T14">texts</text:span><text:span text:style-name="T13">.</text:span></text:p>
      <text:p text:style-name="P49"><text:span text:style-name="T36">- **</text:span><text:span text:style-name="T37">JSON is needed to parse </text:span><text:span text:style-name="T38">the pipelined data</text:span></text:p>
      <text:p text:style-name="P36">- word_tokenize(full_text): Use NLTK to tokenise the text.</text:p>
      <text:p text:style-name="P36">- <text:span text:style-name="T84">Since the pipelined document needs to be properly formatted into JSON, some replacements are needed.</text:span></text:p>
      <text:p text:style-name="P36"><text:tab/>- data.replace("}","},")</text:p>
      <text:p text:style-name="P36"><text:tab/>- data= re.sub(r"{","[{",data, count=1) <text:span text:style-name="T85">#For start of index</text:span></text:p>
      <text:p text:style-name="P36"><text:tab/>- data= re.sub(r"},$","}]",data, count=1) </text:p>
      <text:p text:style-name="P24"/>
      <text:p text:style-name="P45"><text:span text:style-name="T39">Step #5 – </text:span><text:span text:style-name="T41"><text:s/></text:span><text:span text:style-name="T42">Sorting</text:span></text:p>
      <text:p text:style-name="P45"><text:span text:style-name="T39">(block-5-</text:span><text:span text:style-name="T42">sorter</text:span><text:span text:style-name="T39">.py)</text:span></text:p>
      <text:p text:style-name="P35"/>
      <text:p text:style-name="P12">Tested Commands</text:p>
      <text:list xml:id="list2957353347" text:style-name="L5">
        <text:list-item>
          <text:p text:style-name="P61"><text:span text:style-name="T15">python3 ./block-5-</text:span><text:span text:style-name="T16">sorter</text:span><text:span text:style-name="T15">.py -i </text:span><text:span text:style-name="T20">tokens.json</text:span><text:span text:style-name="T15"> -o </text:span><text:span text:style-name="T21">sorted_tokens</text:span><text:span text:style-name="T20">.json </text:span></text:p>
        </text:list-item>
        <text:list-item>
          <text:p text:style-name="P61"><text:span text:style-name="T43">python3 ./block-1-reader.py --path reuters21578 | python3 ./block-2-document-segmenter.py | python3 ./block-3-extractor.py | python3 ./block-4-tokenizer.py | python3 ./block-5-</text:span><text:span text:style-name="T44">sorter</text:span><text:span text:style-name="T43">.py -</text:span><text:span text:style-name="T45">o </text:span><text:span text:style-name="T47">sorted_tokens</text:span><text:span text:style-name="T46">.json</text:span></text:p>
        </text:list-item>
      </text:list>
      <text:p text:style-name="P6"/>
      <text:p text:style-name="P5">============================================================</text:p>
      <text:p text:style-name="P46"><text:span text:style-name="T22">- Input: </text:span><text:span text:style-name="T28">Lists of Tokens</text:span><text:span text:style-name="T29"> </text:span><text:span text:style-name="T28"><text:s/>[ID, Token]</text:span></text:p>
      <text:p text:style-name="P45"><text:span text:style-name="T23">- Output: </text:span><text:span text:style-name="T30">Tuples of Sorted Term-Document ID pairs.</text:span></text:p>
      <text:p text:style-name="P19">============================================================</text:p>
      <text:p text:style-name="P35"><text:span text:style-name="T73"/></text:p>
      <text:p text:style-name="P55"><text:span text:style-name="T77">- **</text:span><text:span text:style-name="T86">JSON is needed to parse </text:span><text:span text:style-name="T87">the pipelined dat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16T18:31:32.455010043</dc:date>
    <meta:editing-duration>PT1H49M22S</meta:editing-duration>
    <meta:editing-cycles>10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77" meta:word-count="531" meta:character-count="4402" meta:non-whitespace-character-count="3944"/>
  </office:meta>
</office:document-meta>
</file>